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10.95cm" fo:min-width="19.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7.45cm" fo:min-width="15.4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763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7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11.2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7.7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cm" svg:y1="4cm" svg:x2="18.5cm" svg:y2="4cm">
          <text:p/>
        </draw:line>
        <draw:custom-shape draw:style-name="gr4" draw:text-style-name="P4" draw:layer="layout" svg:width="1cm" svg:height="2.299cm" svg:x="10cm" svg:y="7.09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2.25cm" svg:x="10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2.25cm" draw:transform="rotate (1.5707963267949) translate (7.95cm 7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2.25cm" draw:transform="rotate (-1.5707963267949) translate (13.05cm 6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04:56:01.817832785</meta:creation-date>
    <dc:date>2021-11-01T23:06:09.996219360</dc:date>
    <meta:editing-duration>PT21M4S</meta:editing-duration>
    <meta:editing-cycles>16</meta:editing-cycles>
    <meta:generator>LibreOffice/7.1.6.2.0$Linux_X86_64 LibreOffice_project/10$Build-2</meta:generator>
    <meta:document-statistic meta:object-count="7"/>
  </office:meta>
</office:document-meta>
</file>